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8cm" fo:min-width="0.666cm"/>
    </style:style>
    <style:style style:name="gr2" style:family="graphic" style:parent-style-name="standard">
      <style:graphic-properties draw:textarea-horizontal-align="justify" draw:textarea-vertical-align="middle" draw:auto-grow-height="false" fo:min-height="1.332cm" fo:min-width="4.44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332cm" fo:min-width="4.93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3.81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800000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48cm" svg:height="1.438cm" svg:x="11.256cm" svg:y="1.7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" draw:id="id2" draw:layer="layout" svg:width="4.942cm" svg:height="1.582cm" svg:x="9.609cm" svg:y="4.781cm">
          <text:p text:style-name="P1">New Po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942cm" svg:height="1.582cm" svg:x="9.444cm" svg:y="12.401cm">
          <text:p text:style-name="P1">Verif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1.915cm" svg:y1="7.657cm" svg:x2="11.915cm" svg:y2="11.395cm">
          <text:p text:style-name="P1"/>
          <text:p text:style-name="P1"><text:span text:style-name="T1">Enter In detail</text:span></text:p>
          <text:p text:style-name="P1"/>
        </draw:line>
        <draw:custom-shape draw:style-name="gr4" draw:text-style-name="P1" xml:id="id1" draw:id="id1" draw:layer="layout" svg:width="5.437cm" svg:height="1.582cm" svg:x="2.524cm" svg:y="12.257cm">
          <text:p text:style-name="P1">Err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5.242cm" svg:y1="12.257cm" svg:x2="9.609cm" svg:y2="5.572cm" draw:start-shape="id1" draw:start-glue-point="0" draw:end-shape="id2" draw:end-glue-point="3" svg:d="M5242 12257v-6685h4367" svg:viewBox="0 0 4368 6686">
          <text:p/>
        </draw:connector>
        <draw:custom-shape draw:style-name="gr4" draw:text-style-name="P1" draw:layer="layout" svg:width="5.437cm" svg:height="1.582cm" svg:x="9.279cm" svg:y="15.42cm">
          <text:p text:style-name="P1">Write to DB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9.609cm" svg:y1="13.264cm" svg:x2="7.961cm" svg:y2="13.264cm">
          <text:p/>
        </draw:line>
        <draw:line draw:style-name="gr5" draw:text-style-name="P2" draw:layer="layout" svg:x1="12.08cm" svg:y1="13.983cm" svg:x2="12.08cm" svg:y2="15.565cm">
          <text:p/>
        </draw:line>
        <draw:line draw:style-name="gr5" draw:text-style-name="P2" draw:layer="layout" svg:x1="12.08cm" svg:y1="3.2cm" svg:x2="12.08cm" svg:y2="4.925cm">
          <text:p/>
        </draw:line>
        <draw:custom-shape draw:style-name="gr6" draw:text-style-name="P1" draw:layer="layout" svg:width="4.318cm" svg:height="0.889cm" svg:x="1cm" svg:y="1cm">
          <text:p text:style-name="P1">New Pos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2:58:31.886029630</meta:creation-date>
    <dc:date>2017-04-17T13:02:23.811510843</dc:date>
    <meta:editing-duration>PT3M51S</meta:editing-duration>
    <meta:editing-cycles>1</meta:editing-cycles>
    <meta:document-statistic meta:object-count="11"/>
    <meta:generator>LibreOffice/5.1.6.2$Linux_X86_64 LibreOffice_project/10m0$Build-2</meta:generator>
  </office:meta>
</office:document-meta>
</file>